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74301" officeooo:paragraph-rsid="00074301" style:font-size-asian="16pt" style:font-size-complex="16pt"/>
    </style:style>
    <style:style style:name="P3" style:family="paragraph" style:parent-style-name="Standard">
      <style:text-properties fo:font-size="16pt" style:text-underline-style="none" officeooo:rsid="00074301" officeooo:paragraph-rsid="00074301" style:font-size-asian="16pt" style:font-size-complex="16pt"/>
    </style:style>
    <style:style style:name="P4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none" fo:font-weight="normal" officeooo:rsid="001b46cc" officeooo:paragraph-rsid="00074301" style:font-size-asian="18pt" style:font-size-complex="18pt"/>
    </style:style>
    <style:style style:name="P5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none" fo:font-weight="normal" officeooo:rsid="001cd2bc" officeooo:paragraph-rsid="00074301" style:font-size-asian="18pt" style:font-size-complex="18pt"/>
    </style:style>
    <style:style style:name="P6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none" fo:font-weight="normal" officeooo:rsid="001b46cc" officeooo:paragraph-rsid="00074301" fo:background-color="#fff200" style:font-size-asian="18pt" style:font-size-complex="18pt"/>
    </style:style>
    <style:style style:name="P7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none" fo:font-weight="normal" officeooo:rsid="001cd2bc" officeooo:paragraph-rsid="00074301" fo:background-color="#fff200" style:font-size-asian="18pt" style:font-size-complex="18pt"/>
    </style:style>
    <style:style style:name="P8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solid" style:text-underline-width="auto" style:text-underline-color="font-color" fo:font-weight="normal" officeooo:rsid="001a7397" officeooo:paragraph-rsid="00074301" style:font-size-asian="18pt" style:font-size-complex="18pt"/>
    </style:style>
    <style:style style:name="P9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solid" style:text-underline-width="auto" style:text-underline-color="font-color" fo:font-weight="normal" officeooo:rsid="001b46cc" officeooo:paragraph-rsid="00074301" style:font-size-asian="18pt" style:font-size-complex="18pt"/>
    </style:style>
    <style:style style:name="P10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solid" style:text-underline-width="auto" style:text-underline-color="font-color" fo:font-weight="normal" officeooo:rsid="001cd2bc" officeooo:paragraph-rsid="00074301" style:font-size-asian="18pt" style:font-size-complex="18pt"/>
    </style:style>
    <style:style style:name="P11" style:family="paragraph" style:parent-style-name="Standard">
      <style:text-properties fo:font-variant="normal" fo:text-transform="none" fo:color="#000000" style:font-name="Roboto" fo:font-size="18pt" fo:letter-spacing="normal" fo:font-style="normal" style:text-underline-style="solid" style:text-underline-width="auto" style:text-underline-color="font-color" fo:font-weight="normal" officeooo:rsid="00175521" officeooo:paragraph-rsid="00074301" fo:background-color="#fff200" style:font-size-asian="18pt" style:font-size-complex="18pt"/>
    </style:style>
    <style:style style:name="P12" style:family="paragraph" style:parent-style-name="Standard">
      <style:text-properties fo:font-variant="normal" fo:text-transform="none" fo:color="#000000" style:font-name="Roboto" fo:font-size="9.75pt" fo:letter-spacing="normal" fo:font-style="normal" style:text-underline-style="none" fo:font-weight="bold" officeooo:rsid="001b46cc" officeooo:paragraph-rsid="00074301" fo:background-color="#fff20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24pt" officeooo:rsid="00175521" officeooo:paragraph-rsid="00074301" style:font-size-asian="24pt" style:font-size-complex="24pt"/>
    </style:style>
    <style:style style:name="P14" style:family="paragraph" style:parent-style-name="Standard">
      <style:text-properties fo:font-size="24pt" style:text-underline-style="solid" style:text-underline-width="auto" style:text-underline-color="font-color" officeooo:rsid="0018d7b1" officeooo:paragraph-rsid="00074301" style:font-size-asian="24pt" style:font-size-complex="24pt"/>
    </style:style>
    <style:style style:name="P15" style:family="paragraph" style:parent-style-name="Standard">
      <style:text-properties fo:font-size="20pt" officeooo:rsid="00175521" officeooo:paragraph-rsid="00074301" fo:background-color="#fff200" style:font-size-asian="20pt" style:font-size-complex="20pt"/>
    </style:style>
    <style:style style:name="P16" style:family="paragraph" style:parent-style-name="Standard">
      <style:text-properties fo:font-size="20pt" officeooo:rsid="00175521" officeooo:paragraph-rsid="00074301" style:font-size-asian="20pt" style:font-size-complex="20pt"/>
    </style:style>
    <style:style style:name="P17" style:family="paragraph" style:parent-style-name="Standard">
      <style:text-properties fo:font-size="20pt" style:text-underline-style="solid" style:text-underline-width="auto" style:text-underline-color="font-color" officeooo:rsid="001933f9" officeooo:paragraph-rsid="00074301" style:font-size-asian="20pt" style:font-size-complex="20pt"/>
    </style:style>
    <style:style style:name="P18" style:family="paragraph" style:parent-style-name="Standard">
      <style:text-properties fo:color="#ce181e" fo:font-size="20pt" officeooo:rsid="00175521" officeooo:paragraph-rsid="00074301" style:font-size-asian="20pt" style:font-size-complex="20pt"/>
    </style:style>
    <style:style style:name="P19" style:family="paragraph" style:parent-style-name="Standard">
      <style:text-properties fo:color="#ce181e" fo:font-size="20pt" officeooo:rsid="001933f9" officeooo:paragraph-rsid="00074301" style:font-size-asian="20pt" style:font-size-complex="20pt"/>
    </style:style>
    <style:style style:name="P20" style:family="paragraph" style:parent-style-name="Standard">
      <style:text-properties fo:color="#ce181e" fo:font-size="20pt" officeooo:rsid="0018d7b1" officeooo:paragraph-rsid="00074301" fo:background-color="#fff200" style:font-size-asian="20pt" style:font-size-complex="20pt"/>
    </style:style>
    <style:style style:name="P21" style:family="paragraph" style:parent-style-name="Standard">
      <style:text-properties fo:color="#ce181e" fo:font-size="20pt" style:text-underline-style="none" officeooo:rsid="00175521" officeooo:paragraph-rsid="00074301" style:font-size-asian="20pt" style:font-size-complex="20pt"/>
    </style:style>
    <style:style style:name="P22" style:family="paragraph" style:parent-style-name="Standard">
      <style:text-properties fo:color="#bf0041" fo:font-size="20pt" officeooo:rsid="001933f9" officeooo:paragraph-rsid="00074301" style:font-size-asian="20pt" style:font-size-complex="20pt"/>
    </style:style>
    <style:style style:name="P23" style:family="paragraph" style:parent-style-name="Standard">
      <style:text-properties fo:color="#bf0041" fo:font-size="20pt" style:text-underline-style="none" officeooo:rsid="001933f9" officeooo:paragraph-rsid="00074301" fo:background-color="#fff200" style:font-size-asian="20pt" style:font-size-complex="20pt"/>
    </style:style>
    <style:style style:name="P24" style:family="paragraph" style:parent-style-name="Standard">
      <style:text-properties fo:color="#000000" fo:font-size="20pt" style:text-underline-style="solid" style:text-underline-width="auto" style:text-underline-color="font-color" officeooo:rsid="001933f9" officeooo:paragraph-rsid="00074301" style:font-size-asian="20pt" style:font-size-complex="20pt"/>
    </style:style>
    <style:style style:name="P25" style:family="paragraph" style:parent-style-name="Standard">
      <style:text-properties fo:color="#000000" fo:font-size="20pt" style:text-underline-style="none" officeooo:rsid="001933f9" officeooo:paragraph-rsid="00074301" style:font-size-asian="20pt" style:font-size-complex="20pt"/>
    </style:style>
    <style:style style:name="P26" style:family="paragraph" style:parent-style-name="Standard">
      <style:text-properties fo:color="#000000" fo:font-size="18pt" style:text-underline-style="solid" style:text-underline-width="auto" style:text-underline-color="font-color" officeooo:rsid="00175521" officeooo:paragraph-rsid="00074301" style:font-size-asian="18pt" style:font-size-complex="18pt"/>
    </style:style>
    <style:style style:name="P27" style:family="paragraph" style:parent-style-name="Standard">
      <style:text-properties fo:color="#000000" fo:font-size="18pt" style:text-underline-style="none" officeooo:rsid="001a7397" officeooo:paragraph-rsid="00074301" style:font-size-asian="18pt" style:font-size-complex="18pt"/>
    </style:style>
    <style:style style:name="P28" style:family="paragraph" style:parent-style-name="Standard">
      <style:text-properties officeooo:paragraph-rsid="00074301"/>
    </style:style>
    <style:style style:name="T1" style:family="text">
      <style:text-properties officeooo:rsid="00074301"/>
    </style:style>
    <style:style style:name="T2" style:family="text">
      <style:text-properties fo:font-variant="normal" fo:text-transform="none" style:font-name="Roboto" fo:font-size="9.75pt" fo:letter-spacing="normal" fo:font-style="normal" fo:font-weight="normal"/>
    </style:style>
    <style:style style:name="T3" style:family="text">
      <style:text-properties fo:font-variant="normal" fo:text-transform="none" style:font-name="Roboto" fo:letter-spacing="normal" fo:font-style="normal" fo:font-weight="normal"/>
    </style:style>
    <style:style style:name="T4" style:family="text">
      <style:text-properties fo:font-variant="normal" fo:text-transform="none" style:font-name="Roboto" fo:letter-spacing="normal" fo:font-style="normal" fo:font-weight="normal" officeooo:rsid="001a7397"/>
    </style:style>
    <style:style style:name="T5" style:family="text">
      <style:text-properties fo:font-variant="normal" fo:text-transform="none" style:font-name="Roboto" fo:letter-spacing="normal" fo:font-style="normal" fo:font-weight="normal" officeooo:rsid="001b46cc"/>
    </style:style>
    <style:style style:name="T6" style:family="text">
      <style:text-properties fo:font-variant="normal" fo:text-transform="none" style:font-name="Roboto" fo:letter-spacing="normal" fo:font-style="normal" fo:font-weight="normal" fo:background-color="#fff200" loext:char-shading-value="0"/>
    </style:style>
    <style:style style:name="T7" style:family="text">
      <style:text-properties fo:font-variant="normal" fo:text-transform="none" style:font-name="Roboto" fo:letter-spacing="normal" fo:font-style="normal" fo:font-weight="normal" officeooo:rsid="001b46cc" fo:background-color="#fff200" loext:char-shading-value="0"/>
    </style:style>
    <style:style style:name="T8" style:family="text">
      <style:text-properties fo:color="#ce181e"/>
    </style:style>
    <style:style style:name="T9" style:family="text">
      <style:text-properties officeooo:rsid="0018d7b1"/>
    </style:style>
    <style:style style:name="T10" style:family="text">
      <style:text-properties officeooo:rsid="00193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Requisitos funcionais:</text:p>
      <text:p text:style-name="P13"/>
      <text:p text:style-name="P13">1.0 </text:p>
      <text:p text:style-name="P28"><text:span text:style-name="T2"><text:s/>consulta de solicitações pendentes</text:span> </text:p>
      <text:p text:style-name="P13"/>
      <text:p text:style-name="P14">*Exibir o correto uso do sistema</text:p>
      <text:p text:style-name="P14"/>
      <text:p text:style-name="P15">O sistema vai <text:span text:style-name="T8">oferecer</text:span> exemplos de como utilizar as utilidades da aplicação na sua tela inicial.</text:p>
      <text:p text:style-name="P15"/>
      <text:p text:style-name="P18"><text:span text:style-name="T9">Prioridade: </text:span>[Essencial] </text:p>
      <text:p text:style-name="P16"/>
      <text:p text:style-name="P16"/>
      <text:p text:style-name="P17">*Impedir acesso direto</text:p>
      <text:p text:style-name="P16"/>
      <text:p text:style-name="P20">O sistema deverá mostrar ao usuário que existem formulários <text:span text:style-name="T10">para utilizar recursos do sistema.</text:span></text:p>
      <text:p text:style-name="P20"/>
      <text:p text:style-name="P19">Prioridade: [Importante]</text:p>
      <text:p text:style-name="P22"/>
      <text:p text:style-name="P24">*Avaliação do docente</text:p>
      <text:p text:style-name="P24"/>
      <text:p text:style-name="P23">O sistema ira permitir que o docente avalie a aplicação como todo, podendo enviar propostas para melhorar o funcionamento do sistema.</text:p>
      <text:p text:style-name="P25"/>
      <text:p text:style-name="P21"><text:span text:style-name="T9">Prioridade: </text:span>[Essencial]</text:p>
      <text:p text:style-name="P21"/>
      <text:p text:style-name="P8"/>
      <text:p text:style-name="P8"/>
      <text:p text:style-name="P8"><text:soft-page-break/></text:p>
      <text:p text:style-name="P26"><text:span text:style-name="T4">*</text:span><text:span text:style-name="T5">Gerenciamento</text:span><text:span text:style-name="T3"> de solicitações de impressão</text:span></text:p>
      <text:p text:style-name="P11"/>
      <text:p text:style-name="P27"><text:span text:style-name="T6">O sistema permitirá o agendamento e organização das solicitações de impressão baseado no</text:span><text:span text:style-name="T7"> nível de prioridade.</text:span></text:p>
      <text:p text:style-name="P6"/>
      <text:p text:style-name="P6"/>
      <text:p text:style-name="P12"/>
      <text:p text:style-name="P9">*Consulta de solicitação pendente</text:p>
      <text:p text:style-name="P4"/>
      <text:p text:style-name="P5">O sistema mostrará as solicitações em espera na fila</text:p>
      <text:p text:style-name="P5"><text:s text:c="2"/></text:p>
      <text:p text:style-name="P10">Calculo do valor da impressão</text:p>
      <text:p text:style-name="P10"/>
      <text:p text:style-name="P7">O sistema vai calcular o custo de impressão</text:p>
      <text:p text:style-name="P7"/>
      <text:p text:style-name="P7"/>
      <text:p text:style-name="P5"/>
      <text:p text:style-name="P4"/>
      <text:p text:style-name="P1">Bloquear acesso <text:span text:style-name="T1">à</text:span> <text:span text:style-name="T1">aplicação</text:span> para obrigar resposta</text:p>
      <text:p text:style-name="P1"/>
      <text:p text:style-name="P3">Prioridade: Desejável</text:p>
      <text:p text:style-name="P3"/>
      <text:p text:style-name="P3">O sistema deve impedir o acesso ao siga a partir de determinada data até</text:p>
      <text:p text:style-name="P3">que todos os formulários de avaliação sejam respondidos. </text:p>
      <text:p text:style-name="P3"/>
      <text:p text:style-name="P2">Tirando dúvidas </text:p>
      <text:p text:style-name="P2"/>
      <text:p text:style-name="P3">O sistema terá uma área para tirar dúvidas sobre funcionamento</text:p>
      <text:p text:style-name="P3"/>
      <text:p text:style-name="P3">Prioridade: Desejável</text:p>
      <text:p text:style-name="P2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7:48:30.096515864</meta:creation-date>
    <dc:date>2019-05-03T18:03:45.775995795</dc:date>
    <meta:editing-duration>PT15M18S</meta:editing-duration>
    <meta:editing-cycles>1</meta:editing-cycles>
    <meta:document-statistic meta:table-count="0" meta:image-count="0" meta:object-count="0" meta:page-count="2" meta:paragraph-count="27" meta:word-count="168" meta:character-count="1141" meta:non-whitespace-character-count="989"/>
    <meta:generator>LibreOffice/6.0.7.3$Linux_x86 LibreOffice_project/00m0$Build-3</meta:generator>
  </office:meta>
</office:document-meta>
</file>